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Esquina_20_de_20_la_20_tabla_20_dinámica">
      <style:table-cell-properties fo:border-bottom="none" fo:border-left="2.01pt solid #000000" fo:border-right="none" fo:border-top="2.01pt solid #000000"/>
    </style:style>
    <style:style style:name="ce19" style:family="table-cell" style:parent-style-name="Campo_20_de_20_la_20_tabla_20_dinámica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23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24" style:family="table-cell" style:parent-style-name="Esquina_20_de_20_la_20_tabla_20_dinámica">
      <style:table-cell-properties fo:border-bottom="none" fo:border-left="none" fo:border-right="0.99pt solid #000000" fo:border-top="2.01pt solid #000000"/>
    </style:style>
    <style:style style:name="ce25" style:family="table-cell" style:parent-style-name="Campo_20_de_20_la_20_tabla_20_dinámica">
      <style:table-cell-properties fo:border="0.99pt solid #000000"/>
    </style:style>
    <style:style style:name="ce26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27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28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29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31" style:family="table-cell" style:parent-style-name="Categoría_20_de_20_la_20_tabla_20_dinámica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Valor_20_de_20_la_20_tabla_20_dinámica" style:data-style-name="N0">
      <style:table-cell-properties fo:border-bottom="none" fo:border-left="0.99pt solid #000000" fo:border-right="none" fo:border-top="0.99pt solid #000000"/>
    </style:style>
    <style:style style:name="ce33" style:family="table-cell" style:parent-style-name="Valor_20_de_20_la_20_tabla_20_dinámica" style:data-style-name="N0">
      <style:table-cell-properties fo:border-bottom="none" fo:border-left="0.99pt solid #000000" fo:border-right="none" fo:border-top="none"/>
    </style:style>
    <style:style style:name="ce34" style:family="table-cell" style:parent-style-name="Valor_20_de_20_la_20_tabla_20_dinámica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Valor_20_de_20_la_20_tabla_20_dinámica" style:data-style-name="N0">
      <style:table-cell-properties fo:border-bottom="none" fo:border-left="none" fo:border-right="none" fo:border-top="0.99pt solid #000000"/>
    </style:style>
    <style:style style:name="ce36" style:family="table-cell" style:parent-style-name="Valor_20_de_20_la_20_tabla_20_dinámica" style:data-style-name="N0"/>
    <style:style style:name="ce37" style:family="table-cell" style:parent-style-name="Valor_20_de_20_la_20_tabla_20_dinámica" style:data-style-name="N0">
      <style:table-cell-properties fo:border-bottom="0.99pt solid #000000" fo:border-left="none" fo:border-right="none" fo:border-top="none"/>
    </style:style>
    <style:style style:name="ce38" style:family="table-cell" style:parent-style-name="Resultado_20_de_20_la_20_tabla_20_dinámica" style:data-style-name="N0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Esquina_20_de_20_la_20_tabla_20_dinámica">
      <style:table-cell-properties fo:border-bottom="0.99pt solid #000000" fo:border-left="none" fo:border-right="none" fo:border-top="2.01pt solid #000000"/>
    </style:style>
    <style:style style:name="ce40" style:family="table-cell" style:parent-style-name="Categoría_20_de_20_la_20_tabla_20_dinámica" style:data-style-name="N0">
      <style:table-cell-properties fo:border-bottom="0.99pt solid #000000" fo:border-left="none" fo:border-right="none" fo:border-top="none"/>
    </style:style>
    <style:style style:name="ce41" style:family="table-cell" style:parent-style-name="Resultado_20_de_20_la_20_tabla_20_dinámica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Valor_20_de_20_la_20_tabla_20_dinámica" style:data-style-name="N0">
      <style:table-cell-properties fo:border-bottom="none" fo:border-left="none" fo:border-right="0.99pt solid #000000" fo:border-top="0.99pt solid #000000"/>
    </style:style>
    <style:style style:name="ce43" style:family="table-cell" style:parent-style-name="Valor_20_de_20_la_20_tabla_20_dinámica" style:data-style-name="N0">
      <style:table-cell-properties fo:border-bottom="none" fo:border-left="none" fo:border-right="0.99pt solid #000000" fo:border-top="none"/>
    </style:style>
    <style:style style:name="ce44" style:family="table-cell" style:parent-style-name="Valor_20_de_20_la_20_tabla_20_dinámica" style:data-style-name="N0">
      <style:table-cell-properties fo:border-bottom="0.99pt solid #000000" fo:border-left="none" fo:border-right="0.99pt solid #000000" fo:border-top="none"/>
    </style:style>
    <style:style style:name="ce45" style:family="table-cell" style:parent-style-name="Resultad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Esquina_20_de_20_la_20_tabla_20_dinámica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Título_20_de_20_la_20_tabla_20_dinámica" style:data-style-name="N0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Resultado_20_de_20_la_20_tabla_20_dinámica" style:data-style-name="N0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Resultado_20_de_20_la_20_tabla_20_dinámica" style:data-style-name="N0">
      <style:table-cell-properties fo:border-bottom="none" fo:border-left="0.99pt solid #000000" fo:border-right="2.01pt solid #000000" fo:border-top="none"/>
    </style:style>
    <style:style style:name="ce50" style:family="table-cell" style:parent-style-name="Resultado_20_de_20_la_20_tabla_20_dinámica" style:data-style-name="N0">
      <style:table-cell-properties fo:border-bottom="0.99pt solid #000000" fo:border-left="0.99pt solid #000000" fo:border-right="2.01pt solid #000000" fo:border-top="none"/>
    </style:style>
    <style:style style:name="ce51" style:family="table-cell" style:parent-style-name="Resultado_20_de_20_la_20_tabla_20_dinámica" style:data-style-name="N0">
      <style:table-cell-properties fo:border-bottom="2.01pt solid #000000" fo:border-left="0.99pt solid #000000" fo:border-right="2.01pt solid #000000" fo:border-top="0.99pt solid #000000"/>
    </style:style>
    <style:style style:name="ce52" style:family="table-cell" style:parent-style-name="Categoría_20_de_20_la_20_tabla_20_dinámica" style:data-style-name="N0">
      <style:table-cell-properties fo:border-bottom="0.99pt solid #000000" fo:border-left="none" fo:border-right="2.01pt solid #000000" fo:border-top="none"/>
    </style:style>
    <style:style style:name="ce53" style:family="table-cell" style:parent-style-name="Valor_20_de_20_la_20_tabla_20_dinámica" style:data-style-name="N0">
      <style:table-cell-properties fo:border-bottom="none" fo:border-left="none" fo:border-right="2.01pt solid #000000" fo:border-top="0.99pt solid #000000"/>
    </style:style>
    <style:style style:name="ce54" style:family="table-cell" style:parent-style-name="Valor_20_de_20_la_20_tabla_20_dinámica" style:data-style-name="N0">
      <style:table-cell-properties fo:border-bottom="none" fo:border-left="none" fo:border-right="2.01pt solid #000000" fo:border-top="none"/>
    </style:style>
    <style:style style:name="ce55" style:family="table-cell" style:parent-style-name="Valor_20_de_20_la_20_tabla_20_dinámica" style:data-style-name="N0">
      <style:table-cell-properties fo:border-bottom="0.99pt solid #000000" fo:border-left="none" fo:border-right="2.01pt solid #000000" fo:border-top="none"/>
    </style:style>
    <style:style style:name="ce56" style:family="table-cell" style:parent-style-name="Resultado_20_de_20_la_20_tabla_20_dinámica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s Execucio" table:style-name="ta1">
        <table:shapes>
          <draw:frame draw:z-index="0" draw:style-name="gr1" draw:text-style-name="P1" svg:width="159.99mm" svg:height="89.99mm" svg:x="122.98mm" svg:y="24.6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2.69mm" svg:height="132.54mm" svg:x="225.35mm" svg:y="13.56mm">
            <draw:object draw:notify-on-update-of-ranges="'Temps Execucio'.B2:'Temps Execucio'.B41 'Temps Execucio'.D1:'Temps Execucio'.D1 'Temps Execucio'.D2:'Temps Execucio'.D41 'Temps Execucio'.C1:'Temps Execucio'.C1 'Temps Execucio'.C2:'Temps Execucio'.C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riz Size</text:p>
          </table:table-cell>
          <table:table-cell office:value-type="string" calcext:value-type="string">
            <text:p>Iterac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emps d’execuió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4918" calcext:value-type="float">
            <text:p>24918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38604" calcext:value-type="float">
            <text:p>38604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9746" calcext:value-type="float">
            <text:p>3974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45222" calcext:value-type="float">
            <text:p>4522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50299" calcext:value-type="float">
            <text:p>50299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55966" calcext:value-type="float">
            <text:p>5596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75258" calcext:value-type="float">
            <text:p>75258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79147" calcext:value-type="float">
            <text:p>7914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79366" calcext:value-type="float">
            <text:p>7936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9420" calcext:value-type="float">
            <text:p>79420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0902" calcext:value-type="float">
            <text:p>5090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88105" calcext:value-type="float">
            <text:p>88105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9138" calcext:value-type="float">
            <text:p>89138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97911" calcext:value-type="float">
            <text:p>97911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0311" calcext:value-type="float">
            <text:p>30311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19961" calcext:value-type="float">
            <text:p>119961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32613" calcext:value-type="float">
            <text:p>132613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9090" calcext:value-type="float">
            <text:p>29090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34942" calcext:value-type="float">
            <text:p>13494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77016" calcext:value-type="float">
            <text:p>7701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1959" calcext:value-type="float">
            <text:p>51959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46352" calcext:value-type="float">
            <text:p>14635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61346" calcext:value-type="float">
            <text:p>16134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66602" calcext:value-type="float">
            <text:p>16660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28328" calcext:value-type="float">
            <text:p>128328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74421" calcext:value-type="float">
            <text:p>74421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47974" calcext:value-type="float">
            <text:p>47974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23844" calcext:value-type="float">
            <text:p>123844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96550" calcext:value-type="float">
            <text:p>96550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88059" calcext:value-type="float">
            <text:p>188059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4327" calcext:value-type="float">
            <text:p>19432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99320" calcext:value-type="float">
            <text:p>199320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63777" calcext:value-type="float">
            <text:p>6377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27347" calcext:value-type="float">
            <text:p>12734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80892" calcext:value-type="float">
            <text:p>18089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80754" calcext:value-type="float">
            <text:p>80754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99152" calcext:value-type="float">
            <text:p>9915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37025" calcext:value-type="float">
            <text:p>237025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55688" calcext:value-type="float">
            <text:p>255688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57637" calcext:value-type="float">
            <text:p>25763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68916" calcext:value-type="float">
            <text:p>26891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34349" calcext:value-type="float">
            <text:p>134349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86062" calcext:value-type="float">
            <text:p>18606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87563" calcext:value-type="float">
            <text:p>287563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90695" calcext:value-type="float">
            <text:p>290695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60684" calcext:value-type="float">
            <text:p>160684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23846" calcext:value-type="float">
            <text:p>12384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287326" calcext:value-type="float">
            <text:p>28732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72725" calcext:value-type="float">
            <text:p>172725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68215" calcext:value-type="float">
            <text:p>368215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82402" calcext:value-type="float">
            <text:p>38240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40104" calcext:value-type="float">
            <text:p>240104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23650" calcext:value-type="float">
            <text:p>123650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96772" calcext:value-type="float">
            <text:p>39677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08897" calcext:value-type="float">
            <text:p>40889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37203" calcext:value-type="float">
            <text:p>437203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48602" calcext:value-type="float">
            <text:p>34860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443864" calcext:value-type="float">
            <text:p>443864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62297" calcext:value-type="float">
            <text:p>46229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480041" calcext:value-type="float">
            <text:p>480041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81532" calcext:value-type="float">
            <text:p>58153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45098" calcext:value-type="float">
            <text:p>645098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53387" calcext:value-type="float">
            <text:p>65338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717151" calcext:value-type="float">
            <text:p>717151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4547" calcext:value-type="float">
            <text:p>6454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5865" calcext:value-type="float">
            <text:p>75865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88039" calcext:value-type="float">
            <text:p>88039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439" calcext:value-type="float">
            <text:p>100439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4257" calcext:value-type="float">
            <text:p>20425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31782" calcext:value-type="float">
            <text:p>231782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59123" calcext:value-type="float">
            <text:p>259123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91630" calcext:value-type="float">
            <text:p>291630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29800" calcext:value-type="float">
            <text:p>429800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77197" calcext:value-type="float">
            <text:p>47719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31737" calcext:value-type="float">
            <text:p>531737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78766" calcext:value-type="float">
            <text:p>57876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35246" calcext:value-type="float">
            <text:p>735246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11518" calcext:value-type="float">
            <text:p>811518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891185" calcext:value-type="float">
            <text:p>891185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965268" calcext:value-type="float">
            <text:p>965268</text:p>
          </table:table-cell>
          <table:table-cell office:value-type="string" calcext:value-type="string">
            <text:p>[ms]</text:p>
          </table:table-cell>
        </table:table-row>
      </table:table>
      <table:table table:name="Tabla dinámica_Temps Execucio_1" table:style-name="ta1">
        <table:shapes>
          <draw:frame draw:z-index="0" draw:style-name="gr1" draw:text-style-name="P1" svg:width="278.54mm" svg:height="156.81mm" svg:x="241.17mm" svg:y="26.56mm">
            <draw:object draw:notify-on-update-of-ranges="PT@categories PT@label 0 PT@data 0 PT@label 1 PT@data 1 PT@label 2 PT@data 2 PT@label 3 PT@data 3 PT@label 4 PT@data 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7"/>
        <table:table-column table:style-name="co1" table:default-cell-style-name="ce33"/>
        <table:table-column table:style-name="co5" table:default-cell-style-name="ce36"/>
        <table:table-column table:style-name="co1" table:number-columns-repeated="2" table:default-cell-style-name="ce36"/>
        <table:table-column table:style-name="co1" table:default-cell-style-name="ce43"/>
        <table:table-column table:style-name="co1" table:default-cell-style-name="ce49"/>
        <table:table-row table:style-name="ro1">
          <table:table-cell table:style-name="ce18" office:value-type="string" calcext:value-type="string">
            <text:p>Suma - Temps d’execuió</text:p>
          </table:table-cell>
          <table:table-cell table:style-name="ce24"/>
          <table:table-cell table:style-name="ce30" office:value-type="string" calcext:value-type="string">
            <text:p>Datos</text:p>
          </table:table-cell>
          <table:table-cell table:style-name="ce39" table:number-columns-repeated="4"/>
          <table:table-cell table:style-name="ce46"/>
        </table:table-row>
        <table:table-row table:style-name="ro1">
          <table:table-cell table:style-name="ce19" office:value-type="string" calcext:value-type="string">
            <text:p>Matriz Size</text:p>
          </table:table-cell>
          <table:table-cell table:style-name="ce25" office:value-type="string" calcext:value-type="string">
            <text:p>Iteracions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7" office:value-type="string" calcext:value-type="string">
            <text:p>Total Resultado</text:p>
          </table:table-cell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6" office:value-type="float" office:value="200" calcext:value-type="float">
            <text:p>200</text:p>
          </table:table-cell>
          <table:table-cell table:style-name="ce32" office:value-type="float" office:value="64547" calcext:value-type="float">
            <text:p>64547</text:p>
          </table:table-cell>
          <table:table-cell table:style-name="ce35" office:value-type="float" office:value="55966" calcext:value-type="float">
            <text:p>55966</text:p>
          </table:table-cell>
          <table:table-cell table:style-name="ce35" office:value-type="float" office:value="39746" calcext:value-type="float">
            <text:p>39746</text:p>
          </table:table-cell>
          <table:table-cell table:style-name="ce35" office:value-type="float" office:value="24918" calcext:value-type="float">
            <text:p>24918</text:p>
          </table:table-cell>
          <table:table-cell table:style-name="ce42" office:value-type="float" office:value="30311" calcext:value-type="float">
            <text:p>30311</text:p>
          </table:table-cell>
          <table:table-cell table:style-name="ce48" office:value-type="float" office:value="215488" calcext:value-type="float">
            <text:p>21548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75865" calcext:value-type="float">
            <text:p>75865</text:p>
          </table:table-cell>
          <table:table-cell office:value-type="float" office:value="88105" calcext:value-type="float">
            <text:p>88105</text:p>
          </table:table-cell>
          <table:table-cell office:value-type="float" office:value="45222" calcext:value-type="float">
            <text:p>45222</text:p>
          </table:table-cell>
          <table:table-cell office:value-type="float" office:value="38604" calcext:value-type="float">
            <text:p>38604</text:p>
          </table:table-cell>
          <table:table-cell office:value-type="float" office:value="29090" calcext:value-type="float">
            <text:p>29090</text:p>
          </table:table-cell>
          <table:table-cell office:value-type="float" office:value="276886" calcext:value-type="float">
            <text:p>27688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8039" calcext:value-type="float">
            <text:p>88039</text:p>
          </table:table-cell>
          <table:table-cell office:value-type="float" office:value="166602" calcext:value-type="float">
            <text:p>166602</text:p>
          </table:table-cell>
          <table:table-cell office:value-type="float" office:value="75258" calcext:value-type="float">
            <text:p>75258</text:p>
          </table:table-cell>
          <table:table-cell office:value-type="float" office:value="50902" calcext:value-type="float">
            <text:p>50902</text:p>
          </table:table-cell>
          <table:table-cell office:value-type="float" office:value="47974" calcext:value-type="float">
            <text:p>47974</text:p>
          </table:table-cell>
          <table:table-cell office:value-type="float" office:value="428775" calcext:value-type="float">
            <text:p>428775</text:p>
          </table:table-cell>
        </table:table-row>
        <table:table-row table:style-name="ro1">
          <table:table-cell table:style-name="ce22"/>
          <table:table-cell table:style-name="ce28" office:value-type="float" office:value="500" calcext:value-type="float">
            <text:p>500</text:p>
          </table:table-cell>
          <table:table-cell table:style-name="ce34" office:value-type="float" office:value="100439" calcext:value-type="float">
            <text:p>100439</text:p>
          </table:table-cell>
          <table:table-cell table:style-name="ce37" office:value-type="float" office:value="146352" calcext:value-type="float">
            <text:p>146352</text:p>
          </table:table-cell>
          <table:table-cell table:style-name="ce37" office:value-type="float" office:value="97911" calcext:value-type="float">
            <text:p>97911</text:p>
          </table:table-cell>
          <table:table-cell table:style-name="ce37" office:value-type="float" office:value="77016" calcext:value-type="float">
            <text:p>77016</text:p>
          </table:table-cell>
          <table:table-cell table:style-name="ce44" office:value-type="float" office:value="63777" calcext:value-type="float">
            <text:p>63777</text:p>
          </table:table-cell>
          <table:table-cell table:style-name="ce50" office:value-type="float" office:value="485495" calcext:value-type="float">
            <text:p>485495</text:p>
          </table:table-cell>
        </table:table-row>
        <table:table-row table:style-name="ro1">
          <table:table-cell table:style-name="ce20" office:value-type="float" office:value="3000" calcext:value-type="float">
            <text:p>3000</text:p>
          </table:table-cell>
          <table:table-cell table:style-name="ce26" office:value-type="float" office:value="200" calcext:value-type="float">
            <text:p>200</text:p>
          </table:table-cell>
          <table:table-cell table:style-name="ce35" office:value-type="float" office:value="204257" calcext:value-type="float">
            <text:p>204257</text:p>
          </table:table-cell>
          <table:table-cell table:style-name="ce35" office:value-type="float" office:value="237025" calcext:value-type="float">
            <text:p>237025</text:p>
          </table:table-cell>
          <table:table-cell table:style-name="ce35" office:value-type="float" office:value="79147" calcext:value-type="float">
            <text:p>79147</text:p>
          </table:table-cell>
          <table:table-cell table:style-name="ce35" office:value-type="float" office:value="50299" calcext:value-type="float">
            <text:p>50299</text:p>
          </table:table-cell>
          <table:table-cell table:style-name="ce35" office:value-type="float" office:value="51959" calcext:value-type="float">
            <text:p>51959</text:p>
          </table:table-cell>
          <table:table-cell table:style-name="ce48" office:value-type="float" office:value="622687" calcext:value-type="float">
            <text:p>62268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36" office:value-type="float" office:value="231782" calcext:value-type="float">
            <text:p>231782</text:p>
          </table:table-cell>
          <table:table-cell office:value-type="float" office:value="287563" calcext:value-type="float">
            <text:p>287563</text:p>
          </table:table-cell>
          <table:table-cell office:value-type="float" office:value="89138" calcext:value-type="float">
            <text:p>89138</text:p>
          </table:table-cell>
          <table:table-cell office:value-type="float" office:value="79366" calcext:value-type="float">
            <text:p>79366</text:p>
          </table:table-cell>
          <table:table-cell table:style-name="ce36" office:value-type="float" office:value="74421" calcext:value-type="float">
            <text:p>74421</text:p>
          </table:table-cell>
          <table:table-cell office:value-type="float" office:value="762270" calcext:value-type="float">
            <text:p>76227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36" office:value-type="float" office:value="259123" calcext:value-type="float">
            <text:p>259123</text:p>
          </table:table-cell>
          <table:table-cell office:value-type="float" office:value="290695" calcext:value-type="float">
            <text:p>290695</text:p>
          </table:table-cell>
          <table:table-cell office:value-type="float" office:value="134942" calcext:value-type="float">
            <text:p>134942</text:p>
          </table:table-cell>
          <table:table-cell office:value-type="float" office:value="128328" calcext:value-type="float">
            <text:p>128328</text:p>
          </table:table-cell>
          <table:table-cell table:style-name="ce36" office:value-type="float" office:value="80754" calcext:value-type="float">
            <text:p>80754</text:p>
          </table:table-cell>
          <table:table-cell office:value-type="float" office:value="893842" calcext:value-type="float">
            <text:p>893842</text:p>
          </table:table-cell>
        </table:table-row>
        <table:table-row table:style-name="ro1">
          <table:table-cell table:style-name="ce22"/>
          <table:table-cell table:style-name="ce28" office:value-type="float" office:value="500" calcext:value-type="float">
            <text:p>500</text:p>
          </table:table-cell>
          <table:table-cell table:style-name="ce37" office:value-type="float" office:value="291630" calcext:value-type="float">
            <text:p>291630</text:p>
          </table:table-cell>
          <table:table-cell table:style-name="ce37" office:value-type="float" office:value="396772" calcext:value-type="float">
            <text:p>396772</text:p>
          </table:table-cell>
          <table:table-cell table:style-name="ce37" office:value-type="float" office:value="199320" calcext:value-type="float">
            <text:p>199320</text:p>
          </table:table-cell>
          <table:table-cell table:style-name="ce37" office:value-type="float" office:value="123844" calcext:value-type="float">
            <text:p>123844</text:p>
          </table:table-cell>
          <table:table-cell table:style-name="ce37" office:value-type="float" office:value="123846" calcext:value-type="float">
            <text:p>123846</text:p>
          </table:table-cell>
          <table:table-cell table:style-name="ce50" office:value-type="float" office:value="1135412" calcext:value-type="float">
            <text:p>1135412</text:p>
          </table:table-cell>
        </table:table-row>
        <table:table-row table:style-name="ro1">
          <table:table-cell table:style-name="ce20" office:value-type="float" office:value="4000" calcext:value-type="float">
            <text:p>4000</text:p>
          </table:table-cell>
          <table:table-cell table:style-name="ce26" office:value-type="float" office:value="200" calcext:value-type="float">
            <text:p>200</text:p>
          </table:table-cell>
          <table:table-cell table:style-name="ce32" office:value-type="float" office:value="429800" calcext:value-type="float">
            <text:p>429800</text:p>
          </table:table-cell>
          <table:table-cell table:style-name="ce35" office:value-type="float" office:value="437203" calcext:value-type="float">
            <text:p>437203</text:p>
          </table:table-cell>
          <table:table-cell table:style-name="ce35" office:value-type="float" office:value="161346" calcext:value-type="float">
            <text:p>161346</text:p>
          </table:table-cell>
          <table:table-cell table:style-name="ce35" office:value-type="float" office:value="79420" calcext:value-type="float">
            <text:p>79420</text:p>
          </table:table-cell>
          <table:table-cell table:style-name="ce42" office:value-type="float" office:value="96550" calcext:value-type="float">
            <text:p>96550</text:p>
          </table:table-cell>
          <table:table-cell table:style-name="ce48" office:value-type="float" office:value="1204319" calcext:value-type="float">
            <text:p>120431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77197" calcext:value-type="float">
            <text:p>477197</text:p>
          </table:table-cell>
          <table:table-cell office:value-type="float" office:value="382402" calcext:value-type="float">
            <text:p>382402</text:p>
          </table:table-cell>
          <table:table-cell office:value-type="float" office:value="188059" calcext:value-type="float">
            <text:p>188059</text:p>
          </table:table-cell>
          <table:table-cell office:value-type="float" office:value="132613" calcext:value-type="float">
            <text:p>132613</text:p>
          </table:table-cell>
          <table:table-cell office:value-type="float" office:value="99152" calcext:value-type="float">
            <text:p>99152</text:p>
          </table:table-cell>
          <table:table-cell office:value-type="float" office:value="1279423" calcext:value-type="float">
            <text:p>127942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31737" calcext:value-type="float">
            <text:p>531737</text:p>
          </table:table-cell>
          <table:table-cell office:value-type="float" office:value="408897" calcext:value-type="float">
            <text:p>408897</text:p>
          </table:table-cell>
          <table:table-cell office:value-type="float" office:value="255688" calcext:value-type="float">
            <text:p>255688</text:p>
          </table:table-cell>
          <table:table-cell office:value-type="float" office:value="180892" calcext:value-type="float">
            <text:p>180892</text:p>
          </table:table-cell>
          <table:table-cell office:value-type="float" office:value="160684" calcext:value-type="float">
            <text:p>160684</text:p>
          </table:table-cell>
          <table:table-cell office:value-type="float" office:value="1537898" calcext:value-type="float">
            <text:p>1537898</text:p>
          </table:table-cell>
        </table:table-row>
        <table:table-row table:style-name="ro1">
          <table:table-cell table:style-name="ce22"/>
          <table:table-cell table:style-name="ce28" office:value-type="float" office:value="500" calcext:value-type="float">
            <text:p>500</text:p>
          </table:table-cell>
          <table:table-cell table:style-name="ce34" office:value-type="float" office:value="578766" calcext:value-type="float">
            <text:p>578766</text:p>
          </table:table-cell>
          <table:table-cell table:style-name="ce37" office:value-type="float" office:value="462297" calcext:value-type="float">
            <text:p>462297</text:p>
          </table:table-cell>
          <table:table-cell table:style-name="ce37" office:value-type="float" office:value="257637" calcext:value-type="float">
            <text:p>257637</text:p>
          </table:table-cell>
          <table:table-cell table:style-name="ce37" office:value-type="float" office:value="186062" calcext:value-type="float">
            <text:p>186062</text:p>
          </table:table-cell>
          <table:table-cell table:style-name="ce44" office:value-type="float" office:value="172725" calcext:value-type="float">
            <text:p>172725</text:p>
          </table:table-cell>
          <table:table-cell table:style-name="ce50" office:value-type="float" office:value="1657487" calcext:value-type="float">
            <text:p>1657487</text:p>
          </table:table-cell>
        </table:table-row>
        <table:table-row table:style-name="ro1">
          <table:table-cell table:style-name="ce20" office:value-type="float" office:value="5000" calcext:value-type="float">
            <text:p>5000</text:p>
          </table:table-cell>
          <table:table-cell table:style-name="ce26" office:value-type="float" office:value="200" calcext:value-type="float">
            <text:p>200</text:p>
          </table:table-cell>
          <table:table-cell table:style-name="ce35" office:value-type="float" office:value="735246" calcext:value-type="float">
            <text:p>735246</text:p>
          </table:table-cell>
          <table:table-cell table:style-name="ce35" office:value-type="float" office:value="645098" calcext:value-type="float">
            <text:p>645098</text:p>
          </table:table-cell>
          <table:table-cell table:style-name="ce35" office:value-type="float" office:value="268916" calcext:value-type="float">
            <text:p>268916</text:p>
          </table:table-cell>
          <table:table-cell table:style-name="ce35" office:value-type="float" office:value="119961" calcext:value-type="float">
            <text:p>119961</text:p>
          </table:table-cell>
          <table:table-cell table:style-name="ce35" office:value-type="float" office:value="127347" calcext:value-type="float">
            <text:p>127347</text:p>
          </table:table-cell>
          <table:table-cell table:style-name="ce48" office:value-type="float" office:value="1896568" calcext:value-type="float">
            <text:p>18965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36" office:value-type="float" office:value="811518" calcext:value-type="float">
            <text:p>811518</text:p>
          </table:table-cell>
          <table:table-cell office:value-type="float" office:value="581532" calcext:value-type="float">
            <text:p>581532</text:p>
          </table:table-cell>
          <table:table-cell office:value-type="float" office:value="443864" calcext:value-type="float">
            <text:p>443864</text:p>
          </table:table-cell>
          <table:table-cell office:value-type="float" office:value="194327" calcext:value-type="float">
            <text:p>194327</text:p>
          </table:table-cell>
          <table:table-cell table:style-name="ce36" office:value-type="float" office:value="134349" calcext:value-type="float">
            <text:p>134349</text:p>
          </table:table-cell>
          <table:table-cell office:value-type="float" office:value="2165590" calcext:value-type="float">
            <text:p>216559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36" office:value-type="float" office:value="891185" calcext:value-type="float">
            <text:p>891185</text:p>
          </table:table-cell>
          <table:table-cell office:value-type="float" office:value="717151" calcext:value-type="float">
            <text:p>717151</text:p>
          </table:table-cell>
          <table:table-cell office:value-type="float" office:value="368215" calcext:value-type="float">
            <text:p>368215</text:p>
          </table:table-cell>
          <table:table-cell office:value-type="float" office:value="287326" calcext:value-type="float">
            <text:p>287326</text:p>
          </table:table-cell>
          <table:table-cell table:style-name="ce36" office:value-type="float" office:value="240104" calcext:value-type="float">
            <text:p>240104</text:p>
          </table:table-cell>
          <table:table-cell office:value-type="float" office:value="2503981" calcext:value-type="float">
            <text:p>2503981</text:p>
          </table:table-cell>
        </table:table-row>
        <table:table-row table:style-name="ro1">
          <table:table-cell table:style-name="ce22"/>
          <table:table-cell table:style-name="ce28" office:value-type="float" office:value="500" calcext:value-type="float">
            <text:p>500</text:p>
          </table:table-cell>
          <table:table-cell table:style-name="ce37" office:value-type="float" office:value="965268" calcext:value-type="float">
            <text:p>965268</text:p>
          </table:table-cell>
          <table:table-cell table:style-name="ce37" office:value-type="float" office:value="653387" calcext:value-type="float">
            <text:p>653387</text:p>
          </table:table-cell>
          <table:table-cell table:style-name="ce37" office:value-type="float" office:value="480041" calcext:value-type="float">
            <text:p>480041</text:p>
          </table:table-cell>
          <table:table-cell table:style-name="ce37" office:value-type="float" office:value="348602" calcext:value-type="float">
            <text:p>348602</text:p>
          </table:table-cell>
          <table:table-cell table:style-name="ce37" office:value-type="float" office:value="123650" calcext:value-type="float">
            <text:p>123650</text:p>
          </table:table-cell>
          <table:table-cell table:style-name="ce50" office:value-type="float" office:value="2570948" calcext:value-type="float">
            <text:p>2570948</text:p>
          </table:table-cell>
        </table:table-row>
        <table:table-row table:style-name="ro1">
          <table:table-cell table:style-name="ce23" office:value-type="string" calcext:value-type="string">
            <text:p>Total Resultado</text:p>
          </table:table-cell>
          <table:table-cell table:style-name="ce29"/>
          <table:table-cell table:style-name="ce38" office:value-type="float" office:value="6736399" calcext:value-type="float">
            <text:p>6736399</text:p>
          </table:table-cell>
          <table:table-cell table:style-name="ce41" office:value-type="float" office:value="5957047" calcext:value-type="float">
            <text:p>5957047</text:p>
          </table:table-cell>
          <table:table-cell table:style-name="ce41" office:value-type="float" office:value="3184450" calcext:value-type="float">
            <text:p>3184450</text:p>
          </table:table-cell>
          <table:table-cell table:style-name="ce41" office:value-type="float" office:value="2102480" calcext:value-type="float">
            <text:p>2102480</text:p>
          </table:table-cell>
          <table:table-cell table:style-name="ce45" office:value-type="float" office:value="1656693" calcext:value-type="float">
            <text:p>1656693</text:p>
          </table:table-cell>
          <table:table-cell table:style-name="ce51" office:value-type="float" office:value="19637069" calcext:value-type="float">
            <text:p>19637069</text:p>
          </table:table-cell>
        </table:table-row>
      </table:table>
      <table:table table:name="Speedup_Eficiencia" table:style-name="ta1">
        <table:shapes>
          <draw:frame draw:z-index="0" draw:style-name="gr1" draw:text-style-name="P1" svg:width="232.11mm" svg:height="121.39mm" svg:x="145.65mm" svg:y="4.78mm">
            <draw:object draw:notify-on-update-of-ranges="PT@categories PT@label 0 PT@data 0 PT@label 1 PT@data 1 PT@label 2 PT@data 2 PT@label 3 PT@data 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7"/>
        <table:table-column table:style-name="co1" table:default-cell-style-name="ce33"/>
        <table:table-column table:style-name="co1" table:number-columns-repeated="2" table:default-cell-style-name="ce36"/>
        <table:table-column table:style-name="co1" table:default-cell-style-name="ce54"/>
        <table:table-row table:style-name="ro1">
          <table:table-cell table:style-name="ce18"/>
          <table:table-cell table:style-name="ce24"/>
          <table:table-cell table:style-name="ce30" office:value-type="string" calcext:value-type="string">
            <text:p>Datos</text:p>
          </table:table-cell>
          <table:table-cell table:style-name="ce39" table:number-columns-repeated="2"/>
          <table:table-cell table:style-name="ce46"/>
        </table:table-row>
        <table:table-row table:style-name="ro1">
          <table:table-cell table:style-name="ce19" office:value-type="string" calcext:value-type="string">
            <text:p>Iteracions</text:p>
          </table:table-cell>
          <table:table-cell table:style-name="ce25" office:value-type="string" calcext:value-type="string">
            <text:p>Matrix Size</text:p>
          </table:table-cell>
          <table:table-cell table:style-name="ce31" office:value-type="string" calcext:value-type="string">
            <text:p>2 processos</text:p>
          </table:table-cell>
          <table:table-cell table:style-name="ce40" office:value-type="string" calcext:value-type="string">
            <text:p>4 processos</text:p>
          </table:table-cell>
          <table:table-cell table:style-name="ce40" office:value-type="string" calcext:value-type="string">
            <text:p>6 processos</text:p>
          </table:table-cell>
          <table:table-cell table:style-name="ce52" office:value-type="string" calcext:value-type="string">
            <text:p>8 processos</text:p>
          </table:table-cell>
        </table:table-row>
        <table:table-row table:style-name="ro1">
          <table:table-cell table:style-name="ce20" office:value-type="float" office:value="300" calcext:value-type="float">
            <text:p>300</text:p>
          </table:table-cell>
          <table:table-cell table:style-name="ce26" office:value-type="float" office:value="2000" calcext:value-type="float">
            <text:p>2000</text:p>
          </table:table-cell>
          <table:table-cell table:style-name="ce32" office:value-type="float" office:value="0.861074853867545" calcext:value-type="float">
            <text:p>0,861074853867545</text:p>
          </table:table-cell>
          <table:table-cell table:style-name="ce35" office:value-type="float" office:value="1.67761266640131" calcext:value-type="float">
            <text:p>1,67761266640131</text:p>
          </table:table-cell>
          <table:table-cell table:style-name="ce35" office:value-type="float" office:value="1.96521085897834" calcext:value-type="float">
            <text:p>1,96521085897834</text:p>
          </table:table-cell>
          <table:table-cell table:style-name="ce53" office:value-type="float" office:value="2.60794087315229" calcext:value-type="float">
            <text:p>2,6079408731522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806021636997806" calcext:value-type="float">
            <text:p>0,806021636997806</text:p>
          </table:table-cell>
          <table:table-cell office:value-type="float" office:value="2.60026027059167" calcext:value-type="float">
            <text:p>2,60026027059167</text:p>
          </table:table-cell>
          <table:table-cell office:value-type="float" office:value="2.92041932313585" calcext:value-type="float">
            <text:p>2,92041932313585</text:p>
          </table:table-cell>
          <table:table-cell office:value-type="float" office:value="3.11447037798471" calcext:value-type="float">
            <text:p>3,11447037798471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.24789357796246" calcext:value-type="float">
            <text:p>1,24789357796246</text:p>
          </table:table-cell>
          <table:table-cell office:value-type="float" office:value="2.53748557633509" calcext:value-type="float">
            <text:p>2,53748557633509</text:p>
          </table:table-cell>
          <table:table-cell office:value-type="float" office:value="3.59841795299103" calcext:value-type="float">
            <text:p>3,59841795299103</text:p>
          </table:table-cell>
          <table:table-cell office:value-type="float" office:value="4.81278239470712" calcext:value-type="float">
            <text:p>4,81278239470712</text:p>
          </table:table-cell>
        </table:table-row>
        <table:table-row table:style-name="ro1">
          <table:table-cell table:style-name="ce22"/>
          <table:table-cell table:style-name="ce28" office:value-type="float" office:value="5000" calcext:value-type="float">
            <text:p>5000</text:p>
          </table:table-cell>
          <table:table-cell table:style-name="ce34" office:value-type="float" office:value="1.39548296568375" calcext:value-type="float">
            <text:p>1,39548296568375</text:p>
          </table:table-cell>
          <table:table-cell table:style-name="ce37" office:value-type="float" office:value="1.82830326406287" calcext:value-type="float">
            <text:p>1,82830326406287</text:p>
          </table:table-cell>
          <table:table-cell table:style-name="ce37" office:value-type="float" office:value="4.1760434731149" calcext:value-type="float">
            <text:p>4,1760434731149</text:p>
          </table:table-cell>
          <table:table-cell table:style-name="ce55" office:value-type="float" office:value="6.04037246276489" calcext:value-type="float">
            <text:p>6,04037246276489</text:p>
          </table:table-cell>
        </table:table-row>
        <table:table-row table:style-name="ro1">
          <table:table-cell table:style-name="ce23" office:value-type="string" calcext:value-type="string">
            <text:p>Total Resultado</text:p>
          </table:table-cell>
          <table:table-cell table:style-name="ce29"/>
          <table:table-cell table:style-name="ce38" office:value-type="float" office:value="4.31047303451155" calcext:value-type="float">
            <text:p>4,31047303451155</text:p>
          </table:table-cell>
          <table:table-cell table:style-name="ce41" office:value-type="float" office:value="8.64366177739093" calcext:value-type="float">
            <text:p>8,64366177739093</text:p>
          </table:table-cell>
          <table:table-cell table:style-name="ce41" office:value-type="float" office:value="12.6600916082201" calcext:value-type="float">
            <text:p>12,6600916082201</text:p>
          </table:table-cell>
          <table:table-cell table:style-name="ce56" office:value-type="float" office:value="16.575566108609" calcext:value-type="float">
            <text:p>16,575566108609</text:p>
          </table:table-cell>
        </table:table-row>
      </table:table>
      <table:named-expressions/>
      <table:database-ranges>
        <table:database-range table:name="__Anonymous_Sheet_DB__0" table:target-range-address="'Temps Execucio'.A1:'Temps Execucio'.D41">
          <table:sort>
            <table:sort-by table:field-number="1" table:data-type="automatic"/>
          </table:sort>
        </table:database-range>
      </table:database-ranges>
      <table:data-pilot-tables>
        <table:data-pilot-table table:name="DataPilot2" table:application-data="" table:target-range-address="'Tabla dinámica_Temps Execucio_1'.A1:'Tabla dinámica_Temps Execucio_1'.H19" table:buttons="'Tabla dinámica_Temps Execucio_1'.A2 'Tabla dinámica_Temps Execucio_1'.B2 'Tabla dinámica_Temps Execucio_1'.C1" table:show-filter-button="false" table:drill-down-on-double-click="false">
          <table:source-cell-range table:cell-range-address="'Temps Execucio'.A1:'Temps Execucio'.D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hreads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riz Size" table:orientation="row" table:used-hierarchy="0" table:function="auto">
            <table:data-pilot-level table:show-empty="false" calcext:repeat-item-labels="false">
              <table:data-pilot-members>
                <table:data-pilot-member table:name="2000" table:display="true" table:show-details="true"/>
                <table:data-pilot-member table:name="3000" table:display="true" table:show-details="true"/>
                <table:data-pilot-member table:name="4000" table:display="true" table:show-details="true"/>
                <table:data-pilot-member table:name="5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cions" table:orientation="row" table:used-hierarchy="0" table:function="auto">
            <table:data-pilot-level table:show-empty="false" calcext:repeat-item-labels="false">
              <table:data-pilot-members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d’execuió" table:orientation="data" table:used-hierarchy="0" table:function="sum">
            <table:data-pilot-level table:show-empty="false" calcext:repeat-item-labels="false">
              <table:data-pilot-members>
                <table:data-pilot-member table:name="24918" table:display="true" table:show-details="true"/>
                <table:data-pilot-member table:name="29090" table:display="true" table:show-details="true"/>
                <table:data-pilot-member table:name="30311" table:display="true" table:show-details="true"/>
                <table:data-pilot-member table:name="38604" table:display="true" table:show-details="true"/>
                <table:data-pilot-member table:name="39746" table:display="true" table:show-details="true"/>
                <table:data-pilot-member table:name="45222" table:display="true" table:show-details="true"/>
                <table:data-pilot-member table:name="47974" table:display="true" table:show-details="true"/>
                <table:data-pilot-member table:name="50299" table:display="true" table:show-details="true"/>
                <table:data-pilot-member table:name="50902" table:display="true" table:show-details="true"/>
                <table:data-pilot-member table:name="51959" table:display="true" table:show-details="true"/>
                <table:data-pilot-member table:name="55966" table:display="true" table:show-details="true"/>
                <table:data-pilot-member table:name="63777" table:display="true" table:show-details="true"/>
                <table:data-pilot-member table:name="64547" table:display="true" table:show-details="true"/>
                <table:data-pilot-member table:name="74421" table:display="true" table:show-details="true"/>
                <table:data-pilot-member table:name="75258" table:display="true" table:show-details="true"/>
                <table:data-pilot-member table:name="75865" table:display="true" table:show-details="true"/>
                <table:data-pilot-member table:name="77016" table:display="true" table:show-details="true"/>
                <table:data-pilot-member table:name="79147" table:display="true" table:show-details="true"/>
                <table:data-pilot-member table:name="79366" table:display="true" table:show-details="true"/>
                <table:data-pilot-member table:name="79420" table:display="true" table:show-details="true"/>
                <table:data-pilot-member table:name="80754" table:display="true" table:show-details="true"/>
                <table:data-pilot-member table:name="88039" table:display="true" table:show-details="true"/>
                <table:data-pilot-member table:name="88105" table:display="true" table:show-details="true"/>
                <table:data-pilot-member table:name="89138" table:display="true" table:show-details="true"/>
                <table:data-pilot-member table:name="96550" table:display="true" table:show-details="true"/>
                <table:data-pilot-member table:name="97911" table:display="true" table:show-details="true"/>
                <table:data-pilot-member table:name="99152" table:display="true" table:show-details="true"/>
                <table:data-pilot-member table:name="100439" table:display="true" table:show-details="true"/>
                <table:data-pilot-member table:name="119961" table:display="true" table:show-details="true"/>
                <table:data-pilot-member table:name="123650" table:display="true" table:show-details="true"/>
                <table:data-pilot-member table:name="123844" table:display="true" table:show-details="true"/>
                <table:data-pilot-member table:name="123846" table:display="true" table:show-details="true"/>
                <table:data-pilot-member table:name="127347" table:display="true" table:show-details="true"/>
                <table:data-pilot-member table:name="128328" table:display="true" table:show-details="true"/>
                <table:data-pilot-member table:name="132613" table:display="true" table:show-details="true"/>
                <table:data-pilot-member table:name="134349" table:display="true" table:show-details="true"/>
                <table:data-pilot-member table:name="134942" table:display="true" table:show-details="true"/>
                <table:data-pilot-member table:name="146352" table:display="true" table:show-details="true"/>
                <table:data-pilot-member table:name="160684" table:display="true" table:show-details="true"/>
                <table:data-pilot-member table:name="161346" table:display="true" table:show-details="true"/>
                <table:data-pilot-member table:name="166602" table:display="true" table:show-details="true"/>
                <table:data-pilot-member table:name="172725" table:display="true" table:show-details="true"/>
                <table:data-pilot-member table:name="180892" table:display="true" table:show-details="true"/>
                <table:data-pilot-member table:name="186062" table:display="true" table:show-details="true"/>
                <table:data-pilot-member table:name="188059" table:display="true" table:show-details="true"/>
                <table:data-pilot-member table:name="194327" table:display="true" table:show-details="true"/>
                <table:data-pilot-member table:name="199320" table:display="true" table:show-details="true"/>
                <table:data-pilot-member table:name="204257" table:display="true" table:show-details="true"/>
                <table:data-pilot-member table:name="231782" table:display="true" table:show-details="true"/>
                <table:data-pilot-member table:name="237025" table:display="true" table:show-details="true"/>
                <table:data-pilot-member table:name="240104" table:display="true" table:show-details="true"/>
                <table:data-pilot-member table:name="255688" table:display="true" table:show-details="true"/>
                <table:data-pilot-member table:name="257637" table:display="true" table:show-details="true"/>
                <table:data-pilot-member table:name="259123" table:display="true" table:show-details="true"/>
                <table:data-pilot-member table:name="268916" table:display="true" table:show-details="true"/>
                <table:data-pilot-member table:name="287326" table:display="true" table:show-details="true"/>
                <table:data-pilot-member table:name="287563" table:display="true" table:show-details="true"/>
                <table:data-pilot-member table:name="290695" table:display="true" table:show-details="true"/>
                <table:data-pilot-member table:name="291630" table:display="true" table:show-details="true"/>
                <table:data-pilot-member table:name="348602" table:display="true" table:show-details="true"/>
                <table:data-pilot-member table:name="368215" table:display="true" table:show-details="true"/>
                <table:data-pilot-member table:name="382402" table:display="true" table:show-details="true"/>
                <table:data-pilot-member table:name="396772" table:display="true" table:show-details="true"/>
                <table:data-pilot-member table:name="408897" table:display="true" table:show-details="true"/>
                <table:data-pilot-member table:name="429800" table:display="true" table:show-details="true"/>
                <table:data-pilot-member table:name="437203" table:display="true" table:show-details="true"/>
                <table:data-pilot-member table:name="443864" table:display="true" table:show-details="true"/>
                <table:data-pilot-member table:name="462297" table:display="true" table:show-details="true"/>
                <table:data-pilot-member table:name="477197" table:display="true" table:show-details="true"/>
                <table:data-pilot-member table:name="480041" table:display="true" table:show-details="true"/>
                <table:data-pilot-member table:name="531737" table:display="true" table:show-details="true"/>
                <table:data-pilot-member table:name="578766" table:display="true" table:show-details="true"/>
                <table:data-pilot-member table:name="581532" table:display="true" table:show-details="true"/>
                <table:data-pilot-member table:name="645098" table:display="true" table:show-details="true"/>
                <table:data-pilot-member table:name="653387" table:display="true" table:show-details="true"/>
                <table:data-pilot-member table:name="717151" table:display="true" table:show-details="true"/>
                <table:data-pilot-member table:name="735246" table:display="true" table:show-details="true"/>
                <table:data-pilot-member table:name="811518" table:display="true" table:show-details="true"/>
                <table:data-pilot-member table:name="891185" table:display="true" table:show-details="true"/>
                <table:data-pilot-member table:name="9652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peedup_Eficiencia.A1:Speedup_Eficiencia.F7" table:buttons="Speedup_Eficiencia.A2 Speedup_Eficiencia.B2 Speedup_Eficiencia.C1" table:show-filter-button="false" table:drill-down-on-double-click="false">
          <table:source-cell-range table:cell-range-address="'Tabla dinámica_Temps Execucio_1'.A1:'Tabla dinámica_Temps Execucio_1'.L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teracions" table:orientation="row" table:used-hierarchy="0" table:function="auto">
            <table:data-pilot-level table:show-empty="false" calcext:repeat-item-labels="false">
              <table:data-pilot-members>
                <table:data-pilot-member table:name="200" table:display="false" table:show-details="true"/>
                <table:data-pilot-member table:name="300" table:display="true" table:show-details="true"/>
                <table:data-pilot-member table:name="400" table:display="false" table:show-details="true"/>
                <table:data-pilot-member table:name="5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rix Size" table:orientation="row" table:used-hierarchy="0" table:function="auto">
            <table:data-pilot-level table:show-empty="false" calcext:repeat-item-labels="false">
              <table:data-pilot-members>
                <table:data-pilot-member table:name="2000" table:display="true" table:show-details="true"/>
                <table:data-pilot-member table:name="3000" table:display="true" table:show-details="true"/>
                <table:data-pilot-member table:name="4000" table:display="true" table:show-details="true"/>
                <table:data-pilot-member table:name="5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 2p" tableooo:display-name="2 processos" table:orientation="data" table:used-hierarchy="0" table:function="sum">
            <table:data-pilot-level table:show-empty="false" calcext:repeat-item-labels="false">
              <table:data-pilot-members>
                <table:data-pilot-member table:name="0,528439034345326" table:display="true" table:show-details="true"/>
                <table:data-pilot-member table:name="0,686283754236362" table:display="true" table:show-details="true"/>
                <table:data-pilot-member table:name="0,735006502474973" table:display="true" table:show-details="true"/>
                <table:data-pilot-member table:name="0,806021636997806" table:display="true" table:show-details="true"/>
                <table:data-pilot-member table:name="0,861074853867545" table:display="true" table:show-details="true"/>
                <table:data-pilot-member table:name="0,861752979643497" table:display="true" table:show-details="true"/>
                <table:data-pilot-member table:name="0,891391320800151" table:display="true" table:show-details="true"/>
                <table:data-pilot-member table:name="0,983067362300808" table:display="true" table:show-details="true"/>
                <table:data-pilot-member table:name="1,13974310879897" table:display="true" table:show-details="true"/>
                <table:data-pilot-member table:name="1,15332523317729" table:display="true" table:show-details="true"/>
                <table:data-pilot-member table:name="1,24267413696697" table:display="true" table:show-details="true"/>
                <table:data-pilot-member table:name="1,24789357796246" table:display="true" table:show-details="true"/>
                <table:data-pilot-member table:name="1,25193544409763" table:display="true" table:show-details="true"/>
                <table:data-pilot-member table:name="1,30041795366559" table:display="true" table:show-details="true"/>
                <table:data-pilot-member table:name="1,39548296568375" table:display="true" table:show-details="true"/>
                <table:data-pilot-member table:name="1,477329668328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 4p" tableooo:display-name="4 processos" table:orientation="data" table:used-hierarchy="0" table:function="sum">
            <table:data-pilot-level table:show-empty="false" calcext:repeat-item-labels="false">
              <table:data-pilot-members>
                <table:data-pilot-member table:name="1,0258193665676" table:display="true" table:show-details="true"/>
                <table:data-pilot-member table:name="1,16982912115655" table:display="true" table:show-details="true"/>
                <table:data-pilot-member table:name="1,46312462372065" table:display="true" table:show-details="true"/>
                <table:data-pilot-member table:name="1,62398731947869" table:display="true" table:show-details="true"/>
                <table:data-pilot-member table:name="1,67761266640131" table:display="true" table:show-details="true"/>
                <table:data-pilot-member table:name="1,82830326406287" table:display="true" table:show-details="true"/>
                <table:data-pilot-member table:name="1,92025462791422" table:display="true" table:show-details="true"/>
                <table:data-pilot-member table:name="2,01080324388958" table:display="true" table:show-details="true"/>
                <table:data-pilot-member table:name="2,0796322080035" table:display="true" table:show-details="true"/>
                <table:data-pilot-member table:name="2,24643975826453" table:display="true" table:show-details="true"/>
                <table:data-pilot-member table:name="2,42028434474424" table:display="true" table:show-details="true"/>
                <table:data-pilot-member table:name="2,53748557633509" table:display="true" table:show-details="true"/>
                <table:data-pilot-member table:name="2,58072952859868" table:display="true" table:show-details="true"/>
                <table:data-pilot-member table:name="2,60026027059167" table:display="true" table:show-details="true"/>
                <table:data-pilot-member table:name="2,66384044227933" table:display="true" table:show-details="true"/>
                <table:data-pilot-member table:name="2,734110279789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 6p" tableooo:display-name="6 processos" table:orientation="data" table:used-hierarchy="0" table:function="sum">
            <table:data-pilot-level table:show-empty="false" calcext:repeat-item-labels="false">
              <table:data-pilot-members>
                <table:data-pilot-member table:name="1,30413160901631" table:display="true" table:show-details="true"/>
                <table:data-pilot-member table:name="1,72957840556363" table:display="true" table:show-details="true"/>
                <table:data-pilot-member table:name="1,96521085897834" table:display="true" table:show-details="true"/>
                <table:data-pilot-member table:name="2,01922417555015" table:display="true" table:show-details="true"/>
                <table:data-pilot-member table:name="2,35481735086076" table:display="true" table:show-details="true"/>
                <table:data-pilot-member table:name="2,59037643470584" table:display="true" table:show-details="true"/>
                <table:data-pilot-member table:name="2,7689686232437" table:display="true" table:show-details="true"/>
                <table:data-pilot-member table:name="2,92041932313585" table:display="true" table:show-details="true"/>
                <table:data-pilot-member table:name="2,93952745284479" table:display="true" table:show-details="true"/>
                <table:data-pilot-member table:name="3,10165108622262" table:display="true" table:show-details="true"/>
                <table:data-pilot-member table:name="3,1106082918597" table:display="true" table:show-details="true"/>
                <table:data-pilot-member table:name="3,59841795299103" table:display="true" table:show-details="true"/>
                <table:data-pilot-member table:name="4,06085608063779" table:display="true" table:show-details="true"/>
                <table:data-pilot-member table:name="4,1760434731149" table:display="true" table:show-details="true"/>
                <table:data-pilot-member table:name="5,41173507932511" table:display="true" table:show-details="true"/>
                <table:data-pilot-member table:name="6,12904193863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 8p" tableooo:display-name="8 processos" table:orientation="data" table:used-hierarchy="0" table:function="sum">
            <table:data-pilot-level table:show-empty="false" calcext:repeat-item-labels="false">
              <table:data-pilot-members>
                <table:data-pilot-member table:name="1,57484673158035" table:display="true" table:show-details="true"/>
                <table:data-pilot-member table:name="1,83513986742819" table:display="true" table:show-details="true"/>
                <table:data-pilot-member table:name="2,12949094388176" table:display="true" table:show-details="true"/>
                <table:data-pilot-member table:name="2,35477932270723" table:display="true" table:show-details="true"/>
                <table:data-pilot-member table:name="2,60794087315229" table:display="true" table:show-details="true"/>
                <table:data-pilot-member table:name="3,11447037798471" table:display="true" table:show-details="true"/>
                <table:data-pilot-member table:name="3,20879461079327" table:display="true" table:show-details="true"/>
                <table:data-pilot-member table:name="3,30920937990092" table:display="true" table:show-details="true"/>
                <table:data-pilot-member table:name="3,35079461571863" table:display="true" table:show-details="true"/>
                <table:data-pilot-member table:name="3,71166244627328" table:display="true" table:show-details="true"/>
                <table:data-pilot-member table:name="3,93111876671991" table:display="true" table:show-details="true"/>
                <table:data-pilot-member table:name="4,45157949249094" table:display="true" table:show-details="true"/>
                <table:data-pilot-member table:name="4,81278239470712" table:display="true" table:show-details="true"/>
                <table:data-pilot-member table:name="5,77356357040213" table:display="true" table:show-details="true"/>
                <table:data-pilot-member table:name="6,04037246276489" table:display="true" table:show-details="true"/>
                <table:data-pilot-member table:name="7,806453699959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mpo_20_de_20_la_20_tabla_20_dinámica" style:display-name="Campo de la tabla dinámica" style:family="table-cell" style:parent-style-name="Default"/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4:47:38.1569318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3:27:29.180475178</meta:creation-date>
    <dc:date>2018-11-29T19:49:43.997775671</dc:date>
    <meta:editing-duration>PT2H7M</meta:editing-duration>
    <meta:editing-cycles>13</meta:editing-cycles>
    <meta:generator>LibreOffice/6.0.6.2$Linux_X86_64 LibreOffice_project/00m0$Build-2</meta:generator>
    <meta:document-statistic meta:table-count="3" meta:cell-count="5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27cm" svg:height="13.255cm" xlink:href=".." xlink:type="simple" chart:class="chart:bar" chart:column-mapping="1 0" chart:style-name="ch1">
        <chart:title svg:x="12.287cm" svg:y="0.401cm" chart:style-name="ch2">
          <text:p>Temps d'execució mm_time</text:p>
        </chart:title>
        <chart:legend svg:x="26.71cm" svg:y="11.916cm" style:legend-expansion="custom" chartooo:width="2.662cm" chartooo:height="1.175cm" style:legend-expansion-aspect-ratio="2.26553191489362" chart:style-name="ch3"/>
        <chart:plot-area chart:style-name="ch4" table:cell-range-address="'Temps Execucio'.B1:'Temps Execucio'.D41" chart:data-source-has-labels="both" svg:x="0.874cm" svg:y="1.246cm" svg:width="28.789cm" svg:height="9.978cm">
          <chartooo:coordinate-region svg:x="2.236cm" svg:y="1.445cm" svg:width="27.427cm" svg:height="9.132cm"/>
          <chart:axis chart:dimension="x" chart:name="primary-x" chart:style-name="ch5" chartooo:axis-type="auto">
            <chartooo:date-scale/>
            <chart:title svg:x="14.232cm" svg:y="11.489cm" chart:style-name="ch6">
              <text:p>Mida [integer]</text:p>
            </chart:title>
            <chart:categories table:cell-range-address="'Temps Execucio'.B2:'Temps Execucio'.B41"/>
          </chart:axis>
          <chart:axis chart:dimension="y" chart:name="primary-y" chart:style-name="ch7">
            <chart:title svg:x="0cm" svg:y="7.43cm" chart:style-name="ch8">
              <text:p>Temps [segons]</text:p>
            </chart:title>
            <chart:grid chart:style-name="ch9" chart:class="major"/>
          </chart:axis>
          <chart:series chart:style-name="ch10" chart:values-cell-range-address="'Temps Execucio'.D2:'Temps Execucio'.D41" chart:label-cell-address="'Temps Execucio'.D1:'Temps Execucio'.D1" chart:class="chart:bar">
            <chart:data-point chart:repeated="40"/>
          </chart:series>
          <chart:series chart:style-name="ch11" chart:values-cell-range-address="'Temps Execucio'.C2:'Temps Execucio'.C41" chart:label-cell-address="'Temps Execucio'.C1:'Temps Execucio'.C1" chart:class="chart:ba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ecuió</text:p>
                <draw:g>
                  <svg:desc>'Temps Execucio'.D1:'Temps Execucio'.D1</svg:desc>
                </draw:g>
              </table:table-cell>
              <table:table-cell office:value-type="string">
                <text:p>Threads</text:p>
                <draw:g>
                  <svg:desc>'Temps Execucio'.C1:'Temps Execucio'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'Temps Execucio'.B2:'Temps Execucio'.B41</svg:desc>
                </draw:g>
              </table:table-cell>
              <table:table-cell office:value-type="float" office:value="24918">
                <text:p>24918</text:p>
                <draw:g>
                  <svg:desc>'Temps Execucio'.D2:'Temps Execucio'.D41</svg:desc>
                </draw:g>
              </table:table-cell>
              <table:table-cell office:value-type="float" office:value="6">
                <text:p>6</text:p>
                <draw:g>
                  <svg:desc>'Temps Execucio'.C2:'Temps Execucio'.C41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604">
                <text:p>386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746">
                <text:p>3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5222">
                <text:p>45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299">
                <text:p>50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5966">
                <text:p>55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5258">
                <text:p>75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9147">
                <text:p>79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9366">
                <text:p>793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9420">
                <text:p>794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902">
                <text:p>50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8105">
                <text:p>88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9138">
                <text:p>89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911">
                <text:p>97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311">
                <text:p>30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9961">
                <text:p>1199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2613">
                <text:p>1326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090">
                <text:p>290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4942">
                <text:p>134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7016">
                <text:p>77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959">
                <text:p>519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6352">
                <text:p>146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1346">
                <text:p>1613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6602">
                <text:p>166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8328">
                <text:p>128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4421">
                <text:p>744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7974">
                <text:p>47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3844">
                <text:p>12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6550">
                <text:p>965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8059">
                <text:p>1880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4327">
                <text:p>194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9320">
                <text:p>199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777">
                <text:p>63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7347">
                <text:p>1273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0892">
                <text:p>1808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0754">
                <text:p>807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9152">
                <text:p>99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7025">
                <text:p>237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5688">
                <text:p>255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7637">
                <text:p>25763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855cm" svg:height="15.682cm" xlink:href=".." xlink:type="simple" loext:data-pilot-source="DataPilot2" chart:class="chart:bar" chart:style-name="ch1">
        <chart:legend chart:legend-position="end" svg:x="23.119cm" svg:y="5.14cm" style:legend-expansion="high" chart:style-name="ch2"/>
        <chart:plot-area chart:style-name="ch3" table:cell-range-address="PivotChart" chart:data-source-has-labels="column" svg:x="0.557cm" svg:y="0.313cm" svg:width="22.005cm" svg:height="14.156cm">
          <chartooo:coordinate-region svg:x="2.054cm" svg:y="0.512cm" svg:width="20.458cm" svg:height="12.91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6"/>
          </chart:series>
          <chart:series chart:style-name="ch8" chart:values-cell-range-address="PT@data 1" chart:label-cell-address="PT@label 1" chart:class="chart:bar">
            <chart:data-point chart:repeated="16"/>
          </chart:series>
          <chart:series chart:style-name="ch9" chart:values-cell-range-address="PT@data 2" chart:label-cell-address="PT@label 2" chart:class="chart:bar">
            <chart:data-point chart:repeated="16"/>
          </chart:series>
          <chart:series chart:style-name="ch10" chart:values-cell-range-address="PT@data 3" chart:label-cell-address="PT@label 3" chart:class="chart:bar">
            <chart:data-point chart:repeated="16"/>
          </chart:series>
          <chart:series chart:style-name="ch11" chart:values-cell-range-address="PT@data 4" chart:label-cell-address="PT@label 4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T@label 0</svg:desc>
                </draw:g>
              </table:table-cell>
              <table:table-cell office:value-type="string">
                <text:p>2</text:p>
                <draw:g>
                  <svg:desc>PT@label 1</svg:desc>
                </draw:g>
              </table:table-cell>
              <table:table-cell office:value-type="string">
                <text:p>4</text:p>
                <draw:g>
                  <svg:desc>PT@label 2</svg:desc>
                </draw:g>
              </table:table-cell>
              <table:table-cell office:value-type="string">
                <text:p>6</text:p>
                <draw:g>
                  <svg:desc>PT@label 3</svg:desc>
                </draw:g>
              </table:table-cell>
              <table:table-cell office:value-type="string">
                <text:p>8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0 200</text:p>
                <text:list>
                  <text:list-item>
                    <text:p>2000</text:p>
                  </text:list-item>
                  <text:list-item>
                    <text:p>200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64547">
                <text:p>64547</text:p>
                <draw:g>
                  <svg:desc>PT@data 0</svg:desc>
                </draw:g>
              </table:table-cell>
              <table:table-cell office:value-type="float" office:value="55966">
                <text:p>55966</text:p>
                <draw:g>
                  <svg:desc>PT@data 1</svg:desc>
                </draw:g>
              </table:table-cell>
              <table:table-cell office:value-type="float" office:value="39746">
                <text:p>39746</text:p>
                <draw:g>
                  <svg:desc>PT@data 2</svg:desc>
                </draw:g>
              </table:table-cell>
              <table:table-cell office:value-type="float" office:value="24918">
                <text:p>24918</text:p>
                <draw:g>
                  <svg:desc>PT@data 3</svg:desc>
                </draw:g>
              </table:table-cell>
              <table:table-cell office:value-type="float" office:value="30311">
                <text:p>30311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000 300</text:p>
                <text:list>
                  <text:list-item>
                    <text:p/>
                  </text:list-item>
                  <text:list-item>
                    <text:p>300</text:p>
                  </text:list-item>
                </text:list>
              </table:table-cell>
              <table:table-cell office:value-type="float" office:value="75865">
                <text:p>75865</text:p>
              </table:table-cell>
              <table:table-cell office:value-type="float" office:value="88105">
                <text:p>88105</text:p>
              </table:table-cell>
              <table:table-cell office:value-type="float" office:value="45222">
                <text:p>45222</text:p>
              </table:table-cell>
              <table:table-cell office:value-type="float" office:value="38604">
                <text:p>38604</text:p>
              </table:table-cell>
              <table:table-cell office:value-type="float" office:value="29090">
                <text:p>29090</text:p>
              </table:table-cell>
            </table:table-row>
            <table:table-row>
              <table:table-cell office:value-type="string">
                <text:p>2000 400</text:p>
                <text:list>
                  <text:list-item>
                    <text:p/>
                  </text:list-item>
                  <text:list-item>
                    <text:p>400</text:p>
                  </text:list-item>
                </text:list>
              </table:table-cell>
              <table:table-cell office:value-type="float" office:value="88039">
                <text:p>88039</text:p>
              </table:table-cell>
              <table:table-cell office:value-type="float" office:value="166602">
                <text:p>166602</text:p>
              </table:table-cell>
              <table:table-cell office:value-type="float" office:value="75258">
                <text:p>75258</text:p>
              </table:table-cell>
              <table:table-cell office:value-type="float" office:value="50902">
                <text:p>50902</text:p>
              </table:table-cell>
              <table:table-cell office:value-type="float" office:value="47974">
                <text:p>47974</text:p>
              </table:table-cell>
            </table:table-row>
            <table:table-row>
              <table:table-cell office:value-type="string">
                <text:p>2000 500</text:p>
                <text:list>
                  <text:list-item>
                    <text:p/>
                  </text:list-item>
                  <text:list-item>
                    <text:p>500</text:p>
                  </text:list-item>
                </text:list>
              </table:table-cell>
              <table:table-cell office:value-type="float" office:value="100439">
                <text:p>100439</text:p>
              </table:table-cell>
              <table:table-cell office:value-type="float" office:value="146352">
                <text:p>146352</text:p>
              </table:table-cell>
              <table:table-cell office:value-type="float" office:value="97911">
                <text:p>97911</text:p>
              </table:table-cell>
              <table:table-cell office:value-type="float" office:value="77016">
                <text:p>77016</text:p>
              </table:table-cell>
              <table:table-cell office:value-type="float" office:value="63777">
                <text:p>63777</text:p>
              </table:table-cell>
            </table:table-row>
            <table:table-row>
              <table:table-cell office:value-type="string">
                <text:p>3000 200</text:p>
                <text:list>
                  <text:list-item>
                    <text:p>3000</text:p>
                  </text:list-item>
                  <text:list-item>
                    <text:p>200</text:p>
                  </text:list-item>
                </text:list>
              </table:table-cell>
              <table:table-cell office:value-type="float" office:value="204257">
                <text:p>204257</text:p>
              </table:table-cell>
              <table:table-cell office:value-type="float" office:value="237025">
                <text:p>237025</text:p>
              </table:table-cell>
              <table:table-cell office:value-type="float" office:value="79147">
                <text:p>79147</text:p>
              </table:table-cell>
              <table:table-cell office:value-type="float" office:value="50299">
                <text:p>50299</text:p>
              </table:table-cell>
              <table:table-cell office:value-type="float" office:value="51959">
                <text:p>51959</text:p>
              </table:table-cell>
            </table:table-row>
            <table:table-row>
              <table:table-cell office:value-type="string">
                <text:p>3000 300</text:p>
                <text:list>
                  <text:list-item>
                    <text:p/>
                  </text:list-item>
                  <text:list-item>
                    <text:p>300</text:p>
                  </text:list-item>
                </text:list>
              </table:table-cell>
              <table:table-cell office:value-type="float" office:value="231782">
                <text:p>231782</text:p>
              </table:table-cell>
              <table:table-cell office:value-type="float" office:value="287563">
                <text:p>287563</text:p>
              </table:table-cell>
              <table:table-cell office:value-type="float" office:value="89138">
                <text:p>89138</text:p>
              </table:table-cell>
              <table:table-cell office:value-type="float" office:value="79366">
                <text:p>79366</text:p>
              </table:table-cell>
              <table:table-cell office:value-type="float" office:value="74421">
                <text:p>74421</text:p>
              </table:table-cell>
            </table:table-row>
            <table:table-row>
              <table:table-cell office:value-type="string">
                <text:p>3000 400</text:p>
                <text:list>
                  <text:list-item>
                    <text:p/>
                  </text:list-item>
                  <text:list-item>
                    <text:p>400</text:p>
                  </text:list-item>
                </text:list>
              </table:table-cell>
              <table:table-cell office:value-type="float" office:value="259123">
                <text:p>259123</text:p>
              </table:table-cell>
              <table:table-cell office:value-type="float" office:value="290695">
                <text:p>290695</text:p>
              </table:table-cell>
              <table:table-cell office:value-type="float" office:value="134942">
                <text:p>134942</text:p>
              </table:table-cell>
              <table:table-cell office:value-type="float" office:value="128328">
                <text:p>128328</text:p>
              </table:table-cell>
              <table:table-cell office:value-type="float" office:value="80754">
                <text:p>80754</text:p>
              </table:table-cell>
            </table:table-row>
            <table:table-row>
              <table:table-cell office:value-type="string">
                <text:p>3000 500</text:p>
                <text:list>
                  <text:list-item>
                    <text:p/>
                  </text:list-item>
                  <text:list-item>
                    <text:p>500</text:p>
                  </text:list-item>
                </text:list>
              </table:table-cell>
              <table:table-cell office:value-type="float" office:value="291630">
                <text:p>291630</text:p>
              </table:table-cell>
              <table:table-cell office:value-type="float" office:value="396772">
                <text:p>396772</text:p>
              </table:table-cell>
              <table:table-cell office:value-type="float" office:value="199320">
                <text:p>199320</text:p>
              </table:table-cell>
              <table:table-cell office:value-type="float" office:value="123844">
                <text:p>123844</text:p>
              </table:table-cell>
              <table:table-cell office:value-type="float" office:value="123846">
                <text:p>123846</text:p>
              </table:table-cell>
            </table:table-row>
            <table:table-row>
              <table:table-cell office:value-type="string">
                <text:p>4000 200</text:p>
                <text:list>
                  <text:list-item>
                    <text:p>4000</text:p>
                  </text:list-item>
                  <text:list-item>
                    <text:p>200</text:p>
                  </text:list-item>
                </text:list>
              </table:table-cell>
              <table:table-cell office:value-type="float" office:value="429800">
                <text:p>429800</text:p>
              </table:table-cell>
              <table:table-cell office:value-type="float" office:value="437203">
                <text:p>437203</text:p>
              </table:table-cell>
              <table:table-cell office:value-type="float" office:value="161346">
                <text:p>161346</text:p>
              </table:table-cell>
              <table:table-cell office:value-type="float" office:value="79420">
                <text:p>79420</text:p>
              </table:table-cell>
              <table:table-cell office:value-type="float" office:value="96550">
                <text:p>96550</text:p>
              </table:table-cell>
            </table:table-row>
            <table:table-row>
              <table:table-cell office:value-type="string">
                <text:p>4000 300</text:p>
                <text:list>
                  <text:list-item>
                    <text:p/>
                  </text:list-item>
                  <text:list-item>
                    <text:p>300</text:p>
                  </text:list-item>
                </text:list>
              </table:table-cell>
              <table:table-cell office:value-type="float" office:value="477197">
                <text:p>477197</text:p>
              </table:table-cell>
              <table:table-cell office:value-type="float" office:value="382402">
                <text:p>382402</text:p>
              </table:table-cell>
              <table:table-cell office:value-type="float" office:value="188059">
                <text:p>188059</text:p>
              </table:table-cell>
              <table:table-cell office:value-type="float" office:value="132613">
                <text:p>132613</text:p>
              </table:table-cell>
              <table:table-cell office:value-type="float" office:value="99152">
                <text:p>99152</text:p>
              </table:table-cell>
            </table:table-row>
            <table:table-row>
              <table:table-cell office:value-type="string">
                <text:p>4000 400</text:p>
                <text:list>
                  <text:list-item>
                    <text:p/>
                  </text:list-item>
                  <text:list-item>
                    <text:p>400</text:p>
                  </text:list-item>
                </text:list>
              </table:table-cell>
              <table:table-cell office:value-type="float" office:value="531737">
                <text:p>531737</text:p>
              </table:table-cell>
              <table:table-cell office:value-type="float" office:value="408897">
                <text:p>408897</text:p>
              </table:table-cell>
              <table:table-cell office:value-type="float" office:value="255688">
                <text:p>255688</text:p>
              </table:table-cell>
              <table:table-cell office:value-type="float" office:value="180892">
                <text:p>180892</text:p>
              </table:table-cell>
              <table:table-cell office:value-type="float" office:value="160684">
                <text:p>160684</text:p>
              </table:table-cell>
            </table:table-row>
            <table:table-row>
              <table:table-cell office:value-type="string">
                <text:p>4000 500</text:p>
                <text:list>
                  <text:list-item>
                    <text:p/>
                  </text:list-item>
                  <text:list-item>
                    <text:p>500</text:p>
                  </text:list-item>
                </text:list>
              </table:table-cell>
              <table:table-cell office:value-type="float" office:value="578766">
                <text:p>578766</text:p>
              </table:table-cell>
              <table:table-cell office:value-type="float" office:value="462297">
                <text:p>462297</text:p>
              </table:table-cell>
              <table:table-cell office:value-type="float" office:value="257637">
                <text:p>257637</text:p>
              </table:table-cell>
              <table:table-cell office:value-type="float" office:value="186062">
                <text:p>186062</text:p>
              </table:table-cell>
              <table:table-cell office:value-type="float" office:value="172725">
                <text:p>172725</text:p>
              </table:table-cell>
            </table:table-row>
            <table:table-row>
              <table:table-cell office:value-type="string">
                <text:p>5000 200</text:p>
                <text:list>
                  <text:list-item>
                    <text:p>5000</text:p>
                  </text:list-item>
                  <text:list-item>
                    <text:p>200</text:p>
                  </text:list-item>
                </text:list>
              </table:table-cell>
              <table:table-cell office:value-type="float" office:value="735246">
                <text:p>735246</text:p>
              </table:table-cell>
              <table:table-cell office:value-type="float" office:value="645098">
                <text:p>645098</text:p>
              </table:table-cell>
              <table:table-cell office:value-type="float" office:value="268916">
                <text:p>268916</text:p>
              </table:table-cell>
              <table:table-cell office:value-type="float" office:value="119961">
                <text:p>119961</text:p>
              </table:table-cell>
              <table:table-cell office:value-type="float" office:value="127347">
                <text:p>127347</text:p>
              </table:table-cell>
            </table:table-row>
            <table:table-row>
              <table:table-cell office:value-type="string">
                <text:p>5000 300</text:p>
                <text:list>
                  <text:list-item>
                    <text:p/>
                  </text:list-item>
                  <text:list-item>
                    <text:p>300</text:p>
                  </text:list-item>
                </text:list>
              </table:table-cell>
              <table:table-cell office:value-type="float" office:value="811518">
                <text:p>811518</text:p>
              </table:table-cell>
              <table:table-cell office:value-type="float" office:value="581532">
                <text:p>581532</text:p>
              </table:table-cell>
              <table:table-cell office:value-type="float" office:value="443864">
                <text:p>443864</text:p>
              </table:table-cell>
              <table:table-cell office:value-type="float" office:value="194327">
                <text:p>194327</text:p>
              </table:table-cell>
              <table:table-cell office:value-type="float" office:value="134349">
                <text:p>134349</text:p>
              </table:table-cell>
            </table:table-row>
            <table:table-row>
              <table:table-cell office:value-type="string">
                <text:p>5000 400</text:p>
                <text:list>
                  <text:list-item>
                    <text:p/>
                  </text:list-item>
                  <text:list-item>
                    <text:p>400</text:p>
                  </text:list-item>
                </text:list>
              </table:table-cell>
              <table:table-cell office:value-type="float" office:value="891185">
                <text:p>891185</text:p>
              </table:table-cell>
              <table:table-cell office:value-type="float" office:value="717151">
                <text:p>717151</text:p>
              </table:table-cell>
              <table:table-cell office:value-type="float" office:value="368215">
                <text:p>368215</text:p>
              </table:table-cell>
              <table:table-cell office:value-type="float" office:value="287326">
                <text:p>287326</text:p>
              </table:table-cell>
              <table:table-cell office:value-type="float" office:value="240104">
                <text:p>240104</text:p>
              </table:table-cell>
            </table:table-row>
            <table:table-row>
              <table:table-cell office:value-type="string">
                <text:p>5000 500</text:p>
                <text:list>
                  <text:list-item>
                    <text:p/>
                  </text:list-item>
                  <text:list-item>
                    <text:p>500</text:p>
                  </text:list-item>
                </text:list>
              </table:table-cell>
              <table:table-cell office:value-type="float" office:value="965268">
                <text:p>965268</text:p>
              </table:table-cell>
              <table:table-cell office:value-type="float" office:value="653387">
                <text:p>653387</text:p>
              </table:table-cell>
              <table:table-cell office:value-type="float" office:value="480041">
                <text:p>480041</text:p>
              </table:table-cell>
              <table:table-cell office:value-type="float" office:value="348602">
                <text:p>348602</text:p>
              </table:table-cell>
              <table:table-cell office:value-type="float" office:value="123650">
                <text:p>1236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12cm" svg:height="12.14cm" xlink:href=".." xlink:type="simple" loext:data-pilot-source="DataPilot3" chart:class="chart:line" chart:style-name="ch1">
        <chart:title svg:x="10.663cm" svg:y="0.378cm" chart:style-name="ch2">
          <text:p>Speedup</text:p>
        </chart:title>
        <chart:legend chart:legend-position="end" svg:x="19.231cm" svg:y="3.979cm" style:legend-expansion="high" chart:style-name="ch3"/>
        <chart:plot-area chart:style-name="ch4" table:cell-range-address="PivotChart" chart:data-source-has-labels="column" svg:x="1.475cm" svg:y="1.399cm" svg:width="17.292cm" svg:height="8.618cm">
          <chartooo:coordinate-region svg:x="1.911cm" svg:y="1.598cm" svg:width="16.856cm" svg:height="7.374cm"/>
          <chart:axis chart:dimension="x" chart:name="primary-x" chart:style-name="ch5" chartooo:axis-type="auto">
            <chartooo:date-scale/>
            <chart:title svg:x="8.489cm" svg:y="10.259cm" chart:style-name="ch6">
              <text:p>Matrix Size / Iterations</text:p>
            </chart:title>
            <chart:categories table:cell-range-address="PT@categories"/>
            <chart:grid chart:style-name="ch7" chart:class="major"/>
          </chart:axis>
          <chart:axis chart:dimension="y" chart:name="primary-y" chart:style-name="ch5">
            <chart:title svg:x="0.451cm" svg:y="5.871cm" chart:style-name="ch8">
              <text:p>S</text:p>
            </chart:title>
            <chart:grid chart:style-name="ch7" chart:class="major"/>
          </chart:axis>
          <chart:series chart:style-name="ch9" chart:values-cell-range-address="PT@data 0" chart:label-cell-address="PT@label 0" chart:class="chart:line">
            <chart:data-point chart:repeated="4"/>
          </chart:series>
          <chart:series chart:style-name="ch10" chart:values-cell-range-address="PT@data 1" chart:label-cell-address="PT@label 1" chart:class="chart:line">
            <chart:data-point chart:repeated="4"/>
          </chart:series>
          <chart:series chart:style-name="ch11" chart:values-cell-range-address="PT@data 2" chart:label-cell-address="PT@label 2" chart:class="chart:line">
            <chart:data-point chart:repeated="4"/>
          </chart:series>
          <chart:series chart:style-name="ch12" chart:values-cell-range-address="PT@data 3" chart:label-cell-address="PT@label 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processos</text:p>
                <draw:g>
                  <svg:desc>PT@label 0</svg:desc>
                </draw:g>
              </table:table-cell>
              <table:table-cell office:value-type="string">
                <text:p>4 processos</text:p>
                <draw:g>
                  <svg:desc>PT@label 1</svg:desc>
                </draw:g>
              </table:table-cell>
              <table:table-cell office:value-type="string">
                <text:p>6 processos</text:p>
                <draw:g>
                  <svg:desc>PT@label 2</svg:desc>
                </draw:g>
              </table:table-cell>
              <table:table-cell office:value-type="string">
                <text:p>8 processos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0 2000</text:p>
                <text:list>
                  <text:list-item>
                    <text:p>300</text:p>
                  </text:list-item>
                  <text:list-item>
                    <text:p>2000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0.861074853867545">
                <text:p>0.861074853867545</text:p>
                <draw:g>
                  <svg:desc>PT@data 0</svg:desc>
                </draw:g>
              </table:table-cell>
              <table:table-cell office:value-type="float" office:value="1.67761266640131">
                <text:p>1.67761266640131</text:p>
                <draw:g>
                  <svg:desc>PT@data 1</svg:desc>
                </draw:g>
              </table:table-cell>
              <table:table-cell office:value-type="float" office:value="1.96521085897834">
                <text:p>1.96521085897834</text:p>
                <draw:g>
                  <svg:desc>PT@data 2</svg:desc>
                </draw:g>
              </table:table-cell>
              <table:table-cell office:value-type="float" office:value="2.60794087315229">
                <text:p>2.60794087315229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300 3000</text:p>
                <text:list>
                  <text:list-item>
                    <text:p/>
                  </text:list-item>
                  <text:list-item>
                    <text:p>3000</text:p>
                  </text:list-item>
                </text:list>
              </table:table-cell>
              <table:table-cell office:value-type="float" office:value="0.806021636997806">
                <text:p>0.806021636997806</text:p>
              </table:table-cell>
              <table:table-cell office:value-type="float" office:value="2.60026027059167">
                <text:p>2.60026027059167</text:p>
              </table:table-cell>
              <table:table-cell office:value-type="float" office:value="2.92041932313585">
                <text:p>2.92041932313585</text:p>
              </table:table-cell>
              <table:table-cell office:value-type="float" office:value="3.11447037798471">
                <text:p>3.11447037798471</text:p>
              </table:table-cell>
            </table:table-row>
            <table:table-row>
              <table:table-cell office:value-type="string">
                <text:p>300 4000</text:p>
                <text:list>
                  <text:list-item>
                    <text:p/>
                  </text:list-item>
                  <text:list-item>
                    <text:p>4000</text:p>
                  </text:list-item>
                </text:list>
              </table:table-cell>
              <table:table-cell office:value-type="float" office:value="1.24789357796246">
                <text:p>1.24789357796246</text:p>
              </table:table-cell>
              <table:table-cell office:value-type="float" office:value="2.53748557633509">
                <text:p>2.53748557633509</text:p>
              </table:table-cell>
              <table:table-cell office:value-type="float" office:value="3.59841795299103">
                <text:p>3.59841795299103</text:p>
              </table:table-cell>
              <table:table-cell office:value-type="float" office:value="4.81278239470712">
                <text:p>4.81278239470712</text:p>
              </table:table-cell>
            </table:table-row>
            <table:table-row>
              <table:table-cell office:value-type="string">
                <text:p>300 5000</text:p>
                <text:list>
                  <text:list-item>
                    <text:p/>
                  </text:list-item>
                  <text:list-item>
                    <text:p>5000</text:p>
                  </text:list-item>
                </text:list>
              </table:table-cell>
              <table:table-cell office:value-type="float" office:value="1.39548296568375">
                <text:p>1.39548296568375</text:p>
              </table:table-cell>
              <table:table-cell office:value-type="float" office:value="1.82830326406287">
                <text:p>1.82830326406287</text:p>
              </table:table-cell>
              <table:table-cell office:value-type="float" office:value="4.1760434731149">
                <text:p>4.1760434731149</text:p>
              </table:table-cell>
              <table:table-cell office:value-type="float" office:value="6.04037246276489">
                <text:p>6.040372462764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